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69b2" officeooo:paragraph-rsid="000369b2"/>
    </style:style>
    <style:style style:name="P2" style:family="paragraph" style:parent-style-name="Standard">
      <style:paragraph-properties fo:text-align="center" style:justify-single-word="false"/>
      <style:text-properties fo:font-size="18pt" officeooo:rsid="000369b2" officeooo:paragraph-rsid="000369b2" style:font-size-asian="15.75pt" style:font-size-complex="18pt"/>
    </style:style>
    <style:style style:name="P3" style:family="paragraph" style:parent-style-name="Standard">
      <style:text-properties officeooo:paragraph-rsid="000369b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410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chéma relationnel </text:p>
      <text:p text:style-name="Standard"/>
      <text:p text:style-name="Standard"/>
      <text:p text:style-name="P1"/>
      <text:p text:style-name="P1">Hutte (<text:span text:style-name="T1">nom_hutte</text:span>, , surface, année, hauteur)</text:p>
      <text:p text:style-name="P1"/>
      <text:p text:style-name="P1">Specialite ( <text:span text:style-name="T1">nom_spe</text:span> )</text:p>
      <text:p text:style-name="P3"/>
      <text:p text:style-name="P1">Habitant (<text:span text:style-name="T1">nom_hab</text:span>, #nom_hutte, #nom_spe, <text:s/>date_nais, sexe)</text:p>
      <text:p text:style-name="P1"/>
      <text:p text:style-name="P1">Potion (<text:span text:style-name="T1"> nom_potion</text:span>, effet, duree, intervalle)</text:p>
      <text:p text:style-name="P1"/>
      <text:p text:style-name="P1">Prise (<text:span text:style-name="T1">date_</text:span><text:span text:style-name="T2">prise</text:span><text:span text:style-name="T1">, #nom_hab, #nom_potion</text:span>, qt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08:34:46.951000000</meta:creation-date>
    <dc:date>2016-11-04T10:26:10.299000000</dc:date>
    <meta:editing-duration>PT1H14M57S</meta:editing-duration>
    <meta:editing-cycles>2</meta:editing-cycles>
    <meta:generator>LibreOffice/5.0.5.2$Windows_x86 LibreOffice_project/55b006a02d247b5f7215fc6ea0fde844b30035b3</meta:generator>
    <meta:document-statistic meta:table-count="0" meta:image-count="0" meta:object-count="0" meta:page-count="1" meta:paragraph-count="6" meta:word-count="29" meta:character-count="235" meta:non-whitespace-character-count="210"/>
  </office:meta>
</office:document-meta>
</file>